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00000000020000000204B249CA79A42C6D7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849cm" fo:margin-left="1.625cm" fo:margin-right="2.185cm" table:align="margins"/>
    </style:style>
    <style:style style:name="Таблица1.A" style:family="table-column">
      <style:table-column-properties style:column-width="5.429cm" style:rel-column-width="22452*"/>
    </style:style>
    <style:style style:name="Таблица1.B" style:family="table-column">
      <style:table-column-properties style:column-width="5.779cm" style:rel-column-width="23898*"/>
    </style:style>
    <style:style style:name="Таблица1.C" style:family="table-column">
      <style:table-column-properties style:column-width="4.639cm" style:rel-column-width="1918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834cm" fo:margin-left="1.625cm" fo:margin-right="2.2cm" table:align="margins"/>
    </style:style>
    <style:style style:name="Таблица2.A" style:family="table-column">
      <style:table-column-properties style:column-width="3.75cm" style:rel-column-width="15519*"/>
    </style:style>
    <style:style style:name="Таблица2.B" style:family="table-column">
      <style:table-column-properties style:column-width="5.373cm" style:rel-column-width="22239*"/>
    </style:style>
    <style:style style:name="Таблица2.C" style:family="table-column">
      <style:table-column-properties style:column-width="6.712cm" style:rel-column-width="27777*"/>
    </style:style>
    <style:style style:name="Таблица2.A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49cm" fo:border="0.5pt solid #000000"/>
    </style:style>
    <style:style style:name="Таблица2.A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Таблица2.A3" style:family="table-cell">
      <style:table-cell-properties style:vertical-align="" fo:padding="0.049cm" fo:border-left="0.5pt solid #000000" fo:border-right="none" fo:border-top="none" fo:border-bottom="0.5pt solid #000000"/>
    </style:style>
    <style:style style:name="Таблица2.C3" style:family="table-cell">
      <style:table-cell-properties style:vertical-align="" fo:padding="0.049cm" fo:border-left="0.5pt solid #000000" fo:border-right="0.5pt solid #000000" fo:border-top="none" fo:border-bottom="0.5pt solid #000000"/>
    </style:style>
    <style:style style:name="Таблица2.C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Таблица3" style:family="table">
      <style:table-properties style:width="12.33cm" fo:margin-left="1.625cm" fo:margin-right="5.704cm" table:align="margins"/>
    </style:style>
    <style:style style:name="Таблица3.A" style:family="table-column">
      <style:table-column-properties style:column-width="5.995cm" style:rel-column-width="31864*"/>
    </style:style>
    <style:style style:name="Таблица3.B" style:family="table-column">
      <style:table-column-properties style:column-width="6.334cm" style:rel-column-width="33671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9.315cm" table:align="left"/>
    </style:style>
    <style:style style:name="Таблица4.A" style:family="table-column">
      <style:table-column-properties style:column-width="1.785cm"/>
    </style:style>
    <style:style style:name="Таблица4.B" style:family="table-column">
      <style:table-column-properties style:column-width="1.787cm"/>
    </style:style>
    <style:style style:name="Таблица4.F" style:family="table-column">
      <style:table-column-properties style:column-width="1.789cm"/>
    </style:style>
    <style:style style:name="Таблица4.K" style:family="table-column">
      <style:table-column-properties style:column-width="1.448cm"/>
    </style:style>
    <style:style style:name="Таблица4.A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Таблица4.4" style:family="table-row">
      <style:table-row-properties style:min-row-height="2.921cm"/>
    </style:style>
    <style:style style:name="Таблица4.F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P1" style:family="paragraph" style:parent-style-name="Standard" style:list-style-name="L2">
      <style:text-properties style:text-position="0% 100%" style:font-name="Liberation Serif" fo:language="ru" fo:country="RU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/>
    </style:style>
    <style:style style:name="P5" style:family="paragraph" style:parent-style-name="Standard">
      <style:text-properties style:font-name="Liberation Seri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iberation Serif" fo:language="ru" fo:country="RU"/>
    </style:style>
    <style:style style:name="P7" style:family="paragraph" style:parent-style-name="Standard" style:list-style-name="L1">
      <style:text-properties style:font-name="Liberation Serif" fo:language="ru" fo:country="RU" style:text-underline-style="solid" style:text-underline-width="auto" style:text-underline-color="font-color"/>
    </style:style>
    <style:style style:name="P8" style:family="paragraph" style:parent-style-name="Standard" style:list-style-name="L2">
      <style:text-properties style:font-name="Liberation Serif" fo:language="ru" fo:country="RU" style:text-underline-style="solid" style:text-underline-width="auto" style:text-underline-color="font-color"/>
    </style:style>
    <style:style style:name="P9" style:family="paragraph" style:parent-style-name="Standard" style:list-style-name="L3">
      <style:text-properties style:font-name="Liberation Serif" fo:language="ru" fo:country="RU" style:text-underline-style="solid" style:text-underline-width="auto" style:text-underline-color="font-color"/>
    </style:style>
    <style:style style:name="P10" style:family="paragraph" style:parent-style-name="Standard" style:list-style-name="L4">
      <style:text-properties style:font-name="Liberation Serif" fo:language="ru" fo:country="RU" style:text-underline-style="solid" style:text-underline-width="auto" style:text-underline-color="font-color"/>
    </style:style>
    <style:style style:name="P11" style:family="paragraph" style:parent-style-name="Standard" style:list-style-name="L1">
      <style:text-properties style:font-name="Liberation Serif" fo:language="ru" fo:country="RU"/>
    </style:style>
    <style:style style:name="P12" style:family="paragraph" style:parent-style-name="Standard" style:list-style-name="L3">
      <style:text-properties style:font-name="Liberation Serif" fo:language="ru" fo:country="RU"/>
    </style:style>
    <style:style style:name="P13" style:family="paragraph" style:parent-style-name="Standard" style:list-style-name="L4">
      <style:text-properties style:font-name="Liberation Serif" fo:language="ru" fo:country="RU"/>
    </style:style>
    <style:style style:name="P14" style:family="paragraph" style:parent-style-name="Standard" style:list-style-name="L2">
      <style:text-properties style:font-name="Liberation Serif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0.5pt" fo:language="ru" fo:country="RU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Liberation Serif" fo:font-size="10.5pt" fo:language="en" fo:country="US" style:font-size-asian="10.5pt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language="en" fo:country="US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language="en" fo:country="US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pt" fo:language="ru" fo:country="RU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margin-left="0.009cm" fo:margin-right="-0.097cm" fo:text-align="center" style:justify-single-word="false" fo:text-indent="0cm" style:auto-text-indent="false"/>
      <style:text-properties style:font-name="Liberation Serif" fo:font-size="11pt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language="ru" fo:country="RU"/>
    </style:style>
    <style:style style:name="T2" style:family="text">
      <style:text-properties fo:language="ru" fo:country="RU"/>
    </style:style>
    <style:style style:name="T3" style:family="text">
      <style:text-properties style:text-position="super 58%" style:font-name="Courier New" fo:language="ru" fo:country="RU"/>
    </style:style>
    <style:style style:name="T4" style:family="text">
      <style:text-properties style:text-position="super 58%" fo:language="ru" fo:country="RU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position="0% 100%" style:font-name="Courier New" fo:language="ru" fo:country="RU"/>
    </style:style>
    <style:style style:name="T7" style:family="text">
      <style:text-properties style:text-position="0% 100%" fo:language="ru" fo:country="RU"/>
    </style:style>
    <style:style style:name="T8" style:family="text"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522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522cm" fo:min-width="1.1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1.002cm" fo:min-width="2.0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1.002cm" fo:min-width="1.52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942cm" fo:min-width="2.22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942cm" fo:min-width="2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522cm" fo:min-width="1.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Fine_20_Dashed" svg:stroke-width="0cm" svg:stroke-color="#000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Fine_20_Dashed" svg:stroke-width="0cm" svg:stroke-color="#00ff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Fine_20_Dashed" svg:stroke-width="0cm" svg:stroke-color="#00ff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" svg:stroke-width="0cm" svg:stroke-color="#ff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Fine_20_Dashed" svg:stroke-width="0cm" svg:stroke-color="#ff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dash" draw:stroke-dash="Fine_20_Dashed" svg:stroke-width="0cm" svg:stroke-color="#cccc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dash" draw:stroke-dash="Fine_20_Dashed" svg:stroke-width="0cm" svg:stroke-color="#cccc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dash" draw:stroke-dash="Fine_20_Dashed" svg:stroke-width="0cm" svg:stroke-color="#00008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Fine_20_Dashed" svg:stroke-width="0cm" svg:stroke-color="#23b8dc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dash" draw:stroke-dash="Fine_20_Dashed" svg:stroke-width="0cm" svg:stroke-color="#00dcff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dash" draw:stroke-dash="Fine_20_Dashed" svg:stroke-width="0cm" svg:stroke-color="#ff3366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Билет 14</text:p>
      <text:p text:style-name="P3">Классификация <text:span text:style-name="T2">неорганических</text:span> веществ. Определения классов веществ. Генетические связи между различными классами веществ.</text:p>
      <text:p text:style-name="P4"/>
      <text:p text:style-name="P5">Классификация</text:p>
      <text:p text:style-name="P2"/>
      <text:list xml:id="list150136336" text:style-name="L1">
        <text:list-item>
          <text:p text:style-name="P7">Оксиды</text:p>
          <text:p text:style-name="P11">Оксиды — сложные вещества, состоящие из атомов кислорода и некоторого химического элемента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18">Оксиды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8">Основные</text:p>
          </table:table-cell>
          <table:table-cell table:style-name="Таблица1.A2" office:value-type="string">
            <text:p text:style-name="P18">Амфотерные</text:p>
          </table:table-cell>
          <table:table-cell table:style-name="Таблица1.C2" office:value-type="string">
            <text:p text:style-name="P18">Кислотные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6" text:anchor-type="as-char" svg:width="4.055cm" svg:height="1.56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18"><draw:frame draw:style-name="fr1" draw:name="Объект7" text:anchor-type="as-char" svg:width="4.387cm" svg:height="1.07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8"><draw:frame draw:style-name="fr1" draw:name="Объект8" text:anchor-type="as-char" svg:width="1.515cm" svg:height="1.01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1" text:anchor-type="as-char" svg:width="3.47cm" svg:height="0.529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2" office:value-type="string">
            <text:p text:style-name="P18"><draw:frame draw:style-name="fr1" draw:name="Объект2" text:anchor-type="as-char" svg:width="3.792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8"><draw:frame draw:style-name="fr1" draw:name="Объект3" text:anchor-type="as-char" svg:width="3.63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</table:table>
      <text:list xml:id="list3010476259" text:style-name="L2">
        <text:list-item>
          <text:p text:style-name="P8">Основания</text:p>
          <text:p text:style-name="P14"><text:span text:style-name="T2">Основания — соединения, в структуре которых есть Ме и ОН</text:span><text:span text:style-name="T4">-</text:span><text:span text:style-name="T7">.</text:span></text:p>
          <text:p text:style-name="P1">Щелочи — электролиты, при диссоциации которых образуются катионы Ме и анионы гидроксильных групп (ОН).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columns-spanned="2" office:value-type="string">
            <text:p text:style-name="P18">Основные гидроксиды</text:p>
          </table:table-cell>
          <table:covered-table-cell/>
          <table:table-cell table:style-name="Таблица2.C1" table:number-rows-spanned="2" office:value-type="string">
            <text:p text:style-name="P18">Амфотерные гидроксиды</text:p>
          </table:table-cell>
        </table:table-row>
        <table:table-row>
          <table:table-cell table:style-name="Таблица2.A2" office:value-type="string">
            <text:p text:style-name="P18">Щелочи</text:p>
          </table:table-cell>
          <table:table-cell table:style-name="Таблица2.A2" office:value-type="string">
            <text:p text:style-name="P18">Нерастворимые</text:p>
            <text:p text:style-name="P18">основания</text:p>
          </table:table-cell>
          <table:covered-table-cell/>
        </table:table-row>
        <table:table-row>
          <table:table-cell table:style-name="Таблица2.A3" office:value-type="string">
            <text:p text:style-name="P18"><draw:frame draw:style-name="fr1" draw:name="Объект4" text:anchor-type="as-char" svg:width="2.207cm" svg:height="0.527cm" draw:z-index="9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9">Me - <text:span text:style-name="T2">активный</text:span></text:p>
          </table:table-cell>
          <table:table-cell table:style-name="Таблица2.A3" office:value-type="string">
            <text:p text:style-name="P18"><draw:frame draw:style-name="fr1" draw:name="Объект5" text:anchor-type="as-char" svg:width="2.207cm" svg:height="0.527cm" draw:z-index="10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18">Ме — неактивный,</text:p>
            <text:p text:style-name="P18">не<draw:frame draw:style-name="fr1" draw:name="Объект9" text:anchor-type="as-char" svg:width="4.055cm" svg:height="0.527cm" draw:z-index="1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2.C3" office:value-type="string">
            <text:p text:style-name="P18"><draw:frame draw:style-name="fr1" draw:name="Объект10" text:anchor-type="as-char" svg:width="4.417cm" svg:height="1.078cm" draw:z-index="1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8"><draw:frame draw:style-name="fr1" draw:name="Объект12" text:anchor-type="as-char" svg:width="2.866cm" svg:height="0.504cm" draw:z-index="1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2.A2" office:value-type="string">
            <text:p text:style-name="P18"><draw:frame draw:style-name="fr1" draw:name="Объект14" text:anchor-type="as-char" svg:width="3.274cm" svg:height="0.504cm" draw:z-index="1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2.C4" office:value-type="string">
            <text:p text:style-name="P18"><draw:frame draw:style-name="fr1" draw:name="Объект13" text:anchor-type="as-char" svg:width="3.119cm" svg:height="0.504cm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list xml:id="list394658321" text:style-name="L3">
        <text:list-item>
          <text:p text:style-name="P9">Кислоты</text:p>
          <text:p text:style-name="P12">Кислоты - сложные вещества, состоящие из атомов водорода и кислотного остатка.</text:p>
          <text:p text:style-name="P12">Кислоты — электорлиты, при диссоциации которых образуются катионы Н и анионы кислотного остатка.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Бескислородные</text:p>
            <text:p text:style-name="P18">кислоты</text:p>
          </table:table-cell>
          <table:table-cell table:style-name="Таблица3.B1" office:value-type="string">
            <text:p text:style-name="P18">Кислородсодержащие</text:p>
            <text:p text:style-name="P18">кислоты</text:p>
          </table:table-cell>
        </table:table-row>
        <table:table-row>
          <table:table-cell table:style-name="Таблица3.A3" office:value-type="string">
            <text:p text:style-name="P18"><draw:frame draw:style-name="fr1" draw:name="Объект16" text:anchor-type="as-char" svg:width="1.736cm" svg:height="0.531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3.B3" office:value-type="string">
            <text:p text:style-name="P18"><draw:frame draw:style-name="fr1" draw:name="Объект11" text:anchor-type="as-char" svg:width="2.261cm" svg:height="1.143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>
          <table:table-cell table:style-name="Таблица3.A3" office:value-type="string">
            <text:p text:style-name="P18"><draw:frame draw:style-name="fr1" draw:name="Объект17" text:anchor-type="as-char" svg:width="1.686cm" svg:height="0.504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B3" office:value-type="string">
            <text:p text:style-name="P18"><draw:frame draw:style-name="fr1" draw:name="Объект15" text:anchor-type="as-char" svg:width="2.605cm" svg:height="0.504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list xml:id="list586794134" text:style-name="L4">
        <text:list-item>
          <text:p text:style-name="P10">Соли</text:p>
          <text:p text:style-name="P13">Соли — сложные вещества, состоящие из атомов Ме и кислотного остатка.</text:p>
        </text:list-item>
      </text:list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 table:number-columns-repeated="4"/>
        <table:table-column table:style-name="Таблица4.F"/>
        <table:table-column table:style-name="Таблица4.B" table:number-columns-repeated="3"/>
        <table:table-column table:style-name="Таблица4.A"/>
        <table:table-column table:style-name="Таблица4.K"/>
        <table:table-row>
          <table:table-cell table:style-name="Таблица4.A1" table:number-columns-spanned="11" office:value-type="string">
            <text:p text:style-name="P20">Веще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2" table:number-columns-spanned="2" office:value-type="string">
            <text:p text:style-name="P21">Простые</text:p>
          </table:table-cell>
          <table:covered-table-cell/>
          <table:table-cell table:style-name="Таблица4.C2" table:number-columns-spanned="9" office:value-type="string">
            <text:p text:style-name="P21">Слож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3" table:number-rows-spanned="2" office:value-type="string">
            <text:p text:style-name="P22">Металлы</text:p>
          </table:table-cell>
          <table:table-cell table:style-name="Таблица4.A3" table:number-rows-spanned="2" office:value-type="string">
            <text:p text:style-name="P22">Неметаллы</text:p>
          </table:table-cell>
          <table:table-cell table:style-name="Таблица4.A2" table:number-columns-spanned="3" office:value-type="string">
            <text:p text:style-name="P21">Оксиды</text:p>
          </table:table-cell>
          <table:covered-table-cell/>
          <table:covered-table-cell/>
          <table:table-cell table:style-name="Таблица4.A2" table:number-columns-spanned="3" office:value-type="string">
            <text:p text:style-name="P21">Основания</text:p>
          </table:table-cell>
          <table:covered-table-cell/>
          <table:covered-table-cell/>
          <table:table-cell table:style-name="Таблица4.A2" table:number-columns-spanned="2" office:value-type="string">
            <text:p text:style-name="P21">Кислоты</text:p>
          </table:table-cell>
          <table:covered-table-cell/>
          <table:table-cell table:style-name="Таблица4.C2" table:number-rows-spanned="2" office:value-type="string">
            <text:p text:style-name="P21">Соли</text:p>
          </table:table-cell>
        </table:table-row>
        <table:table-row table:style-name="Таблица4.4">
          <table:covered-table-cell/>
          <table:covered-table-cell/>
          <table:table-cell table:style-name="Таблица4.A3" office:value-type="string">
            <text:p text:style-name="P23">Основные</text:p>
          </table:table-cell>
          <table:table-cell table:style-name="Таблица4.A3" office:value-type="string">
            <text:p text:style-name="P21">Амфотерные</text:p>
          </table:table-cell>
          <table:table-cell table:style-name="Таблица4.A3" office:value-type="string">
            <text:p text:style-name="P21">Кислотные</text:p>
          </table:table-cell>
          <table:table-cell table:style-name="Таблица4.F4" office:value-type="string">
            <text:p text:style-name="P21">Щелочи</text:p>
          </table:table-cell>
          <table:table-cell table:style-name="Таблица4.A3" office:value-type="string">
            <text:p text:style-name="P18"><text:span text:style-name="T5">Нерастворимы</text:span>е в воде</text:p>
          </table:table-cell>
          <table:table-cell table:style-name="Таблица4.A3" office:value-type="string">
            <text:p text:style-name="P21">Амфотерные</text:p>
          </table:table-cell>
          <table:table-cell table:style-name="Таблица4.A3" office:value-type="string">
            <text:p text:style-name="P21">Кислородо- содержащие</text:p>
          </table:table-cell>
          <table:table-cell table:style-name="Таблица4.A3" office:value-type="string">
            <text:p text:style-name="P21">Бескислородные</text:p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Генетические связи между классами веществ</text:p>
      <text:p text:style-name="P16"/>
      <text:p text:style-name="P17"><draw:g text:anchor-type="paragraph" draw:z-index="8" draw:style-name="gr1"><draw:frame draw:style-name="gr2" draw:text-style-name="P25" svg:width="1.056cm" svg:height="0.773cm" svg:x="2.809cm" svg:y="0.24cm"><draw:text-box><text:p text:style-name="P24"><text:span text:style-name="T8">Me</text:span></text:p></draw:text-box></draw:frame><draw:frame draw:style-name="gr3" draw:text-style-name="P25" svg:width="1.606cm" svg:height="0.773cm" svg:x="15.34cm" svg:y="0.24cm"><draw:text-box><text:p text:style-name="P24"><text:span text:style-name="T8">неMe</text:span></text:p></draw:text-box></draw:frame><draw:frame draw:style-name="gr4" draw:text-style-name="P25" svg:width="2.537cm" svg:height="1.253cm" svg:x="2.785cm" svg:y="2.214cm"><draw:text-box><text:p text:style-name="P24"><text:span text:style-name="T8">MeO</text:span></text:p><text:p text:style-name="P24"><text:span text:style-name="T9">Основные</text:span></text:p></draw:text-box></draw:frame><draw:frame draw:style-name="gr5" draw:text-style-name="P25" svg:width="2.029cm" svg:height="1.253cm" svg:x="2.838cm" svg:y="4.74cm"><draw:text-box><text:p text:style-name="P24"><text:span text:style-name="T8">MeOH</text:span></text:p><text:p text:style-name="P24"><text:span text:style-name="T9">Щелочи</text:span></text:p></draw:text-box></draw:frame><draw:frame draw:style-name="gr4" draw:text-style-name="P25" svg:width="2.537cm" svg:height="1.253cm" svg:x="2.917cm" svg:y="6.045cm"><draw:text-box><text:p text:style-name="P24"><text:span text:style-name="T8">MeOH</text:span></text:p><text:p text:style-name="P24"><text:span text:style-name="T9">Нераств.</text:span></text:p></draw:text-box></draw:frame><draw:frame draw:style-name="gr6" draw:text-style-name="P25" svg:width="2.728cm" svg:height="1.193cm" svg:x="8.443cm" svg:y="2.214cm"><draw:text-box><text:p text:style-name="P24"><text:span text:style-name="T8">MeO</text:span></text:p><text:p text:style-name="P24"><text:span text:style-name="T10">Амфотерные</text:span></text:p></draw:text-box></draw:frame><draw:frame draw:style-name="gr6" draw:text-style-name="P25" svg:width="2.728cm" svg:height="1.193cm" svg:x="8.443cm" svg:y="5.241cm"><draw:text-box><text:p text:style-name="P24"><text:span text:style-name="T8">MeOH</text:span></text:p><text:p text:style-name="P24"><text:span text:style-name="T10">Амфотерные</text:span></text:p></draw:text-box></draw:frame><draw:frame draw:style-name="gr7" draw:text-style-name="P25" svg:width="2.505cm" svg:height="1.193cm" svg:x="15.24cm" svg:y="2.24cm"><draw:text-box><text:p text:style-name="P24"><text:span text:style-name="T10">Кислотные</text:span></text:p><text:p text:style-name="P24"><text:span text:style-name="T8">оксиды</text:span></text:p></draw:text-box></draw:frame><draw:frame draw:style-name="gr8" draw:text-style-name="P25" svg:width="2.431cm" svg:height="0.773cm" svg:x="15.515cm" svg:y="5.241cm"><draw:text-box><text:p text:style-name="P24"><text:span text:style-name="T8">Кислоты</text:span></text:p></draw:text-box></draw:frame><draw:frame draw:style-name="gr9" draw:text-style-name="P26" svg:width="2.5cm" svg:height="1.251cm" svg:x="8.443cm" svg:y="7.74cm"><draw:text-box><text:p text:style-name="P24"><text:span text:style-name="T11">Соли</text:span></text:p></draw:text-box></draw:frame><draw:line draw:style-name="gr10" draw:text-style-name="P27" svg:x1="4.443cm" svg:y1="0.74cm" svg:x2="14.943cm" svg:y2="0.74cm"><text:p/></draw:line><draw:line draw:style-name="gr10" draw:text-style-name="P27" svg:x1="4.443cm" svg:y1="0.74cm" svg:x2="8.943cm" svg:y2="7.74cm"><text:p/></draw:line><draw:path draw:style-name="gr11" draw:text-style-name="P28" svg:width="9.371cm" svg:height="3.511cm" draw:transform="skewX (0.00261799387799153) rotate (0.358839694210034) translate (4.94343055555555cm 2.7398888888889cm)" svg:viewBox="0 0 9372 3512" svg:d="M0 0c4272 0 9372 3512 9372 3512"><text:p/></draw:path><draw:line draw:style-name="gr12" draw:text-style-name="P27" svg:x1="4.943cm" svg:y1="2.74cm" svg:x2="8.443cm" svg:y2="2.74cm"><text:p/></draw:line><draw:line draw:style-name="gr12" draw:text-style-name="P27" svg:x1="4.943cm" svg:y1="2.74cm" svg:x2="15.443cm" svg:y2="5.74cm"><text:p/></draw:line><draw:line draw:style-name="gr13" draw:text-style-name="P27" svg:x1="4.943cm" svg:y1="5.24cm" svg:x2="8.443cm" svg:y2="2.74cm"><text:p/></draw:line><draw:line draw:style-name="gr13" draw:text-style-name="P27" svg:x1="14.943cm" svg:y1="2.74cm" svg:x2="4.943cm" svg:y2="5.24cm"><text:p/></draw:line><draw:line draw:style-name="gr13" draw:text-style-name="P27" svg:x1="8.943cm" svg:y1="7.74cm" svg:x2="4.943cm" svg:y2="5.24cm"><text:p/></draw:line><draw:path draw:style-name="gr14" draw:text-style-name="P28" svg:width="3.938cm" svg:height="1.831cm" draw:transform="skewX (0.0930260491312977) rotate (-1.99019894604913) translate (4.54746440410801cm 1.64224078407212cm)" svg:viewBox="0 0 3939 1832" svg:d="M0 1832c2462-2 3939-1832 3939-1832"><text:p/></draw:path><draw:line draw:style-name="gr13" draw:text-style-name="P27" svg:x1="4.943cm" svg:y1="5.24cm" svg:x2="8.443cm" svg:y2="5.74cm"><text:p/></draw:line><draw:line draw:style-name="gr13" draw:text-style-name="P27" svg:x1="4.943cm" svg:y1="5.24cm" svg:x2="8.443cm" svg:y2="5.74cm"><text:p/></draw:line><draw:path draw:style-name="gr15" draw:text-style-name="P28" svg:width="10.397cm" svg:height="1.541cm" draw:transform="rotate (0.0996583002888762) translate (4.94343055542464cm 5.2408888875795cm)" svg:viewBox="0 0 10398 1542" svg:d="M0 0c5025 0 10398 1542 10398 1542"><text:p/></draw:path><draw:path draw:style-name="gr16" draw:text-style-name="P28" svg:width="9.85cm" svg:height="1.989cm" draw:transform="rotate (-0.0996583002888774) translate (5.6414197119288cm 4.75979029160189cm)" svg:viewBox="0 0 9851 1990" svg:d="M0 1990c5025 0 9851-1990 9851-1990"><text:p/></draw:path><draw:line draw:style-name="gr17" draw:text-style-name="P27" svg:x1="10.943cm" svg:y1="5.74cm" svg:x2="15.443cm" svg:y2="5.74cm"><text:p/></draw:line><draw:path draw:style-name="gr18" draw:text-style-name="P28" svg:width="11.632cm" svg:height="3.267cm" draw:transform="rotate (-0.152716309549504) translate (4.44343056232743cm 0.739888844891277cm)" svg:viewBox="0 0 11633 3268" svg:d="M0 0c6576 0 11633 3268 11633 3268"><text:p/></draw:path><draw:path draw:style-name="gr19" draw:text-style-name="P28" svg:width="2.999cm" svg:height="6.999cm" draw:transform="rotate (-1.5707963267949) translate (15.4424305555485cm 2.73988888887226cm)" svg:viewBox="0 0 3000 7000" svg:d="M0 7000c1000 0 3000-7000 3000-7000"><text:p/></draw:path><draw:path draw:style-name="gr20" draw:text-style-name="P28" svg:width="0.666cm" svg:height="6.499cm" draw:transform="rotate (-1.5707963267949) translate (14.9424305555556cm 2.73988888887347cm)" svg:viewBox="0 0 667 6500" svg:d="M0 6500c1500 0 0-6500 0-6500"><text:p/></draw:path><draw:path draw:style-name="gr20" draw:text-style-name="P28" svg:width="3.699cm" svg:height="3.399cm" draw:transform="rotate (-2.21429922200521) translate (11.163432199038cm 4.7798977137627cm)" svg:viewBox="0 0 3700 3400" svg:d="M0 3400c2500 0 3700-3400 3700-3400"><text:p/></draw:path><draw:path draw:style-name="gr21" draw:text-style-name="P28" svg:width="7.373cm" svg:height="2.572cm" draw:transform="rotate (-2.11115026321234) translate (14.9414305555556cm 2.7398888888889cm)" svg:viewBox="0 0 7374 2573" svg:d="M0 0c2915 0 7374 2573 7374 2573"><text:p/></draw:path><draw:line draw:style-name="gr22" draw:text-style-name="P27" svg:x1="8.942cm" svg:y1="7.74cm" svg:x2="15.442cm" svg:y2="5.74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649cm" fo:margin-left="0.741cm" fo:margin-right="0.6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1:47:50.33</meta:creation-date>
    <dc:date>2018-12-18T20:16:26.087631347</dc:date>
    <meta:editing-duration>P1DT12H5M31S</meta:editing-duration>
    <meta:editing-cycles>6</meta:editing-cycles>
    <meta:generator>LibreOffice/6.0.6.2$Linux_X86_64 LibreOffice_project/00m0$Build-2</meta:generator>
    <meta:document-statistic meta:table-count="4" meta:image-count="0" meta:object-count="17" meta:page-count="2" meta:paragraph-count="63" meta:word-count="135" meta:character-count="1050" meta:non-whitespace-character-count="960"/>
  </office:meta>
</office:document-meta>
</file>

<file path=Object 1/content.xml><?xml version="1.0" encoding="utf-8"?>
<math xmlns="http://www.w3.org/1998/Math/MathML">
  <semantics>
    <mtable>
      <mtr>
        <mtd>
          <mrow>
            <msup>
              <mi mathvariant="italic">Me</mi>
              <mrow>
                <mrow>
                  <mo stretchy="false">+</mo>
                  <mn>1</mn>
                </mrow>
                <mrow>
                  <mi>;</mi>
                  <mo stretchy="false">+</mo>
                  <mn>2</mn>
                </mrow>
              </mrow>
            </msup>
            <mi>O</mi>
          </mrow>
        </mtd>
      </mtr>
      <mtr>
        <mtd>
          <mi mathvariant="italic">Исключения</mi>
        </mtd>
      </mtr>
      <mtr>
        <mtd>
          <mrow>
            <msup>
              <mi mathvariant="italic">Be</mi>
              <mrow>
                <mo stretchy="false">+</mo>
                <mn>2</mn>
              </mrow>
            </msup>
            <mi>,</mi>
            <msup>
              <mi mathvariant="italic">Pb</mi>
              <mrow>
                <mo stretchy="false">+</mo>
                <mn>2</mn>
              </mrow>
            </msup>
            <mi>,</mi>
            <msup>
              <mi mathvariant="italic">Sn</mi>
              <mrow>
                <mo stretchy="false">+</mo>
                <mn>2</mn>
              </mrow>
            </msup>
            <mi>,</mi>
            <msup>
              <mi mathvariant="italic">Zn</mi>
              <mrow>
                <mo stretchy="false">+</mo>
                <mn>2</mn>
              </mrow>
            </msup>
          </mrow>
        </mtd>
      </mtr>
    </mtable>
    <annotation encoding="StarMath 5.0"> Me ^{+1;+2}O newline  Исключения newline Be^{+2}, Pb^{+2},Sn^{+2},Zn^{+2} </annotation>
  </semantics>
</math>
</file>

<file path=Object 10/content.xml><?xml version="1.0" encoding="utf-8"?>
<math xmlns="http://www.w3.org/1998/Math/MathML">
  <semantics>
    <mtable>
      <mtr>
        <mtd>
          <mrow>
            <msup>
              <mi mathvariant="italic">Me</mi>
              <mrow>
                <mrow>
                  <mo stretchy="false">+</mo>
                  <mn>3</mn>
                </mrow>
                <mrow>
                  <mi>;</mi>
                  <mo stretchy="false">+</mo>
                  <mn>4</mn>
                </mrow>
              </mrow>
            </msup>
            <mi mathvariant="italic">OH</mi>
          </mrow>
        </mtd>
      </mtr>
      <mtr>
        <mtd>
          <mrow>
            <mi>и</mi>
            <mi/>
            <msup>
              <mi mathvariant="italic">Be</mi>
              <mrow>
                <mo stretchy="false">+</mo>
                <mn>2</mn>
              </mrow>
            </msup>
            <mi>,</mi>
            <msup>
              <mi mathvariant="italic">Pb</mi>
              <mrow>
                <mo stretchy="false">+</mo>
                <mn>2</mn>
              </mrow>
            </msup>
            <mi>,</mi>
            <msup>
              <mi mathvariant="italic">Sn</mi>
              <mrow>
                <mo stretchy="false">+</mo>
                <mn>2</mn>
              </mrow>
            </msup>
            <mi>,</mi>
            <msup>
              <mi mathvariant="italic">Zn</mi>
              <mrow>
                <mo stretchy="false">+</mo>
                <mn>2</mn>
              </mrow>
            </msup>
          </mrow>
        </mtd>
      </mtr>
    </mtable>
    <annotation encoding="StarMath 5.0">Me ^{+3;+4}OH newline и` Be^{+2}, Pb^{+2},Sn^{+2},Zn^{+2}</annotation>
  </semantics>
</math>
</file>

<file path=Object 11/content.xml><?xml version="1.0" encoding="utf-8"?>
<math xmlns="http://www.w3.org/1998/Math/MathML">
  <semantics>
    <mtable>
      <mtr>
        <mtd>
          <mrow>
            <msub>
              <mi>H</mi>
              <mi>x</mi>
            </msub>
            <msup>
              <mi mathvariant="italic">Me</mi>
              <mrow>
                <mi/>
                <mo stretchy="false">&gt;</mo>
                <mn>4</mn>
              </mrow>
            </msup>
            <msub>
              <mi>O</mi>
              <mi>y</mi>
            </msub>
          </mrow>
        </mtd>
      </mtr>
      <mtr>
        <mtd>
          <mrow>
            <msub>
              <mi>H</mi>
              <mi>x</mi>
            </msub>
            <mi mathvariant="italic">неMe</mi>
            <msub>
              <mi>O</mi>
              <mi>y</mi>
            </msub>
          </mrow>
        </mtd>
      </mtr>
    </mtable>
    <annotation encoding="StarMath 5.0">H_x Me^{`   &gt; 4   } O_y newline  H_x неMe O_y</annotation>
  </semantics>
</math>
</file>

<file path=Object 12/content.xml><?xml version="1.0" encoding="utf-8"?>
<math xmlns="http://www.w3.org/1998/Math/MathML">
  <semantics>
    <mstyle mathsize="10pt">
      <mrow>
        <mrow>
          <mi mathvariant="italic">Na</mi>
          <mi mathvariant="italic">OН</mi>
          <mi>,</mi>
          <mi/>
          <mi mathvariant="italic">Ca</mi>
          <msub>
            <mrow>
              <mo stretchy="false">(</mo>
              <mi mathvariant="italic">OН</mi>
              <mo stretchy="false">)</mo>
            </mrow>
            <mn>2</mn>
          </msub>
        </mrow>
      </mrow>
    </mstyle>
    <annotation encoding="StarMath 5.0"> size 10 { Na OН , ` Ca (OН)_2}</annotation>
  </semantics>
</math>
</file>

<file path=Object 13/content.xml><?xml version="1.0" encoding="utf-8"?>
<math xmlns="http://www.w3.org/1998/Math/MathML">
  <semantics>
    <mstyle mathsize="10pt">
      <mrow>
        <mrow>
          <mi mathvariant="italic">Mg</mi>
          <msub>
            <mrow>
              <mo stretchy="false">(</mo>
              <mi mathvariant="italic">OH</mi>
              <mo stretchy="false">)</mo>
            </mrow>
            <mn>2</mn>
          </msub>
          <mi>,</mi>
          <mi/>
          <mi mathvariant="italic">Cu</mi>
          <msub>
            <mrow>
              <mo stretchy="false">(</mo>
              <mi mathvariant="italic">OH</mi>
              <mo stretchy="false">)</mo>
            </mrow>
            <mn>2</mn>
          </msub>
        </mrow>
      </mrow>
    </mstyle>
    <annotation encoding="StarMath 5.0"> size 10 { Mg(OH)_2 , ` Cu(OH)_2}</annotation>
  </semantics>
</math>
</file>

<file path=Object 14/content.xml><?xml version="1.0" encoding="utf-8"?>
<math xmlns="http://www.w3.org/1998/Math/MathML">
  <semantics>
    <mstyle mathsize="10pt">
      <mrow>
        <mrow>
          <mi mathvariant="italic">Al</mi>
          <msub>
            <mrow>
              <mo stretchy="false">(</mo>
              <mi mathvariant="italic">OН</mi>
              <mo stretchy="false">)</mo>
            </mrow>
            <mn>3</mn>
          </msub>
          <mi>,</mi>
          <mi/>
          <mi mathvariant="italic">Be</mi>
          <msub>
            <mrow>
              <mo stretchy="false">(</mo>
              <mi mathvariant="italic">OН</mi>
              <mo stretchy="false">)</mo>
            </mrow>
            <mn>2</mn>
          </msub>
        </mrow>
      </mrow>
    </mstyle>
    <annotation encoding="StarMath 5.0"> size 10 { Al (OН)_3 , ` Be (OН)_2}</annotation>
  </semantics>
</math>
</file>

<file path=Object 15/content.xml><?xml version="1.0" encoding="utf-8"?>
<math xmlns="http://www.w3.org/1998/Math/MathML">
  <semantics>
    <mstyle mathsize="10pt">
      <mrow>
        <mrow>
          <msub>
            <mi mathvariant="italic">HMnO</mi>
            <mn>4</mn>
          </msub>
          <mi>,</mi>
          <msub>
            <mi>H</mi>
            <mn>3</mn>
          </msub>
          <msub>
            <mi mathvariant="italic">PO</mi>
            <mn>4</mn>
          </msub>
        </mrow>
      </mrow>
    </mstyle>
    <annotation encoding="StarMath 5.0"> size 10 { HMnO_4 , H_3 PO_4}</annotation>
  </semantics>
</math>
</file>

<file path=Object 16/content.xml><?xml version="1.0" encoding="utf-8"?>
<math xmlns="http://www.w3.org/1998/Math/MathML">
  <semantics>
    <mrow>
      <msub>
        <mi>H</mi>
        <mi>x</mi>
      </msub>
      <mi mathvariant="italic">неMe</mi>
    </mrow>
    <annotation encoding="StarMath 5.0"> H_x неMe</annotation>
  </semantics>
</math>
</file>

<file path=Object 17/content.xml><?xml version="1.0" encoding="utf-8"?>
<math xmlns="http://www.w3.org/1998/Math/MathML">
  <semantics>
    <mstyle mathsize="10pt">
      <mrow>
        <mrow>
          <mi mathvariant="italic">HCl</mi>
          <mi>,</mi>
          <msub>
            <mi>H</mi>
            <mn>2</mn>
          </msub>
          <mi>S</mi>
        </mrow>
      </mrow>
    </mstyle>
    <annotation encoding="StarMath 5.0"> size 10 { HCl , H_2 S}</annotation>
  </semantics>
</math>
</file>

<file path=Object 2/content.xml><?xml version="1.0" encoding="utf-8"?>
<math xmlns="http://www.w3.org/1998/Math/MathML">
  <semantics>
    <mtable>
      <mtr>
        <mtd>
          <mrow>
            <msup>
              <mi mathvariant="italic">Me</mi>
              <mrow>
                <mrow>
                  <mo stretchy="false">+</mo>
                  <mn>3</mn>
                </mrow>
                <mrow>
                  <mi>;</mi>
                  <mo stretchy="false">+</mo>
                  <mn>4</mn>
                </mrow>
              </mrow>
            </msup>
            <mi>O</mi>
          </mrow>
        </mtd>
      </mtr>
      <mtr>
        <mtd>
          <mrow>
            <mrow>
              <mo stretchy="false">+</mo>
              <msup>
                <mi mathvariant="italic">Be</mi>
                <mrow>
                  <mo stretchy="false">+</mo>
                  <mn>2</mn>
                </mrow>
              </msup>
            </mrow>
            <mi>,</mi>
            <msup>
              <mi mathvariant="italic">Pb</mi>
              <mrow>
                <mo stretchy="false">+</mo>
                <mn>2</mn>
              </mrow>
            </msup>
            <mi>,</mi>
            <msup>
              <mi mathvariant="italic">Sn</mi>
              <mrow>
                <mo stretchy="false">+</mo>
                <mn>2</mn>
              </mrow>
            </msup>
            <mi>,</mi>
            <msup>
              <mi mathvariant="italic">Zn</mi>
              <mrow>
                <mo stretchy="false">+</mo>
                <mn>2</mn>
              </mrow>
            </msup>
          </mrow>
        </mtd>
      </mtr>
    </mtable>
    <annotation encoding="StarMath 5.0"> Me ^{+3;+4}O newline +  Be^{+2}, Pb^{+2},Sn^{+2},Zn^{+2}</annotation>
  </semantics>
</math>
</file>

<file path=Object 3/content.xml><?xml version="1.0" encoding="utf-8"?>
<math xmlns="http://www.w3.org/1998/Math/MathML">
  <semantics>
    <mtable>
      <mtr>
        <mtd>
          <mrow>
            <msup>
              <mi mathvariant="italic">Me</mi>
              <mrow>
                <mi/>
                <mo stretchy="false">&gt;</mo>
                <mn>4</mn>
              </mrow>
            </msup>
            <mi>O</mi>
          </mrow>
        </mtd>
      </mtr>
      <mtr>
        <mtd>
          <mrow>
            <mi mathvariant="italic">неMe</mi>
            <mi>O</mi>
          </mrow>
        </mtd>
      </mtr>
    </mtable>
    <annotation encoding="StarMath 5.0"> Me ^{` &gt; 4 }O newline
 неMe O</annotation>
  </semantics>
</math>
</file>

<file path=Object 4/content.xml><?xml version="1.0" encoding="utf-8"?>
<math xmlns="http://www.w3.org/1998/Math/MathML">
  <semantics>
    <mrow>
      <msub>
        <mi mathvariant="italic">Na</mi>
        <mn>2</mn>
      </msub>
      <mi>O</mi>
      <mi>,</mi>
      <mi/>
      <mi mathvariant="italic">BaO</mi>
      <mi>,</mi>
      <mi/>
      <mi mathvariant="italic">CaO</mi>
    </mrow>
    <annotation encoding="StarMath 5.0">Na_2  O , ` BaO, ` CaO</annotation>
  </semantics>
</math>
</file>

<file path=Object 5/content.xml><?xml version="1.0" encoding="utf-8"?>
<math xmlns="http://www.w3.org/1998/Math/MathML">
  <semantics>
    <mrow>
      <mi mathvariant="italic">BeO</mi>
      <mi>,</mi>
      <mi/>
      <msub>
        <mi mathvariant="italic">Al</mi>
        <mn>2</mn>
      </msub>
      <msub>
        <mi>O</mi>
        <mn>3</mn>
      </msub>
      <mi>,</mi>
      <mi/>
      <msub>
        <mi mathvariant="italic">Cr</mi>
        <mn>2</mn>
      </msub>
      <msub>
        <mi>O</mi>
        <mn>3</mn>
      </msub>
    </mrow>
    <annotation encoding="StarMath 5.0">BeO, `Al_2 O_3 ,`Cr_2 O_3</annotation>
  </semantics>
</math>
</file>

<file path=Object 6/content.xml><?xml version="1.0" encoding="utf-8"?>
<math xmlns="http://www.w3.org/1998/Math/MathML">
  <semantics>
    <mrow>
      <msub>
        <mi mathvariant="italic">CO</mi>
        <mn>2</mn>
      </msub>
      <mi>,</mi>
      <mi/>
      <msub>
        <mi mathvariant="italic">Mn</mi>
        <mn>2</mn>
      </msub>
      <msub>
        <mi>O</mi>
        <mn>7</mn>
      </msub>
      <mi>,</mi>
      <msub>
        <mi>P</mi>
        <mn>2</mn>
      </msub>
      <msub>
        <mi>O</mi>
        <mn>5</mn>
      </msub>
      <mi/>
    </mrow>
    <annotation encoding="StarMath 5.0">CO_2 ,`Mn_2 O_7 ,P_2 O_5`</annotation>
  </semantics>
</math>
</file>

<file path=Object 7/content.xml><?xml version="1.0" encoding="utf-8"?>
<math xmlns="http://www.w3.org/1998/Math/MathML">
  <semantics>
    <mrow>
      <msup>
        <mi mathvariant="italic">Me</mi>
        <mrow>
          <mrow>
            <mo stretchy="false">+</mo>
            <mn>1</mn>
          </mrow>
          <mrow>
            <mi>;</mi>
            <mo stretchy="false">+</mo>
            <mn>2</mn>
          </mrow>
        </mrow>
      </msup>
      <mi mathvariant="italic">OH</mi>
    </mrow>
    <annotation encoding="StarMath 5.0"> Me ^{+1;+2}OH </annotation>
  </semantics>
</math>
</file>

<file path=Object 8/content.xml><?xml version="1.0" encoding="utf-8"?>
<math xmlns="http://www.w3.org/1998/Math/MathML">
  <semantics>
    <mrow>
      <msup>
        <mi mathvariant="italic">Me</mi>
        <mrow>
          <mrow>
            <mo stretchy="false">+</mo>
            <mn>1</mn>
          </mrow>
          <mrow>
            <mi>;</mi>
            <mo stretchy="false">+</mo>
            <mn>2</mn>
          </mrow>
        </mrow>
      </msup>
      <mi mathvariant="italic">OH</mi>
    </mrow>
    <annotation encoding="StarMath 5.0"> Me ^{+1;+2}OH </annotation>
  </semantics>
</math>
</file>

<file path=Object 9/content.xml><?xml version="1.0" encoding="utf-8"?>
<math xmlns="http://www.w3.org/1998/Math/MathML">
  <semantics>
    <mrow>
      <msup>
        <mi mathvariant="italic">Be</mi>
        <mrow>
          <mo stretchy="false">+</mo>
          <mn>2</mn>
        </mrow>
      </msup>
      <mi>,</mi>
      <msup>
        <mi mathvariant="italic">Pb</mi>
        <mrow>
          <mo stretchy="false">+</mo>
          <mn>2</mn>
        </mrow>
      </msup>
      <mi>,</mi>
      <msup>
        <mi mathvariant="italic">Sn</mi>
        <mrow>
          <mo stretchy="false">+</mo>
          <mn>2</mn>
        </mrow>
      </msup>
      <mi>,</mi>
      <msup>
        <mi mathvariant="italic">Zn</mi>
        <mrow>
          <mo stretchy="false">+</mo>
          <mn>2</mn>
        </mrow>
      </msup>
    </mrow>
    <annotation encoding="StarMath 5.0">Be^{+2}, Pb^{+2},Sn^{+2},Zn^{+2}</annotation>
  </semantics>
</math>
</file>